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ca5" officeooo:paragraph-rsid="00016ca5"/>
    </style:style>
    <style:style style:name="P2" style:family="paragraph" style:parent-style-name="Standard">
      <style:text-properties officeooo:rsid="00016ca5" officeooo:paragraph-rsid="00016ca5"/>
    </style:style>
    <style:style style:name="P3" style:family="paragraph" style:parent-style-name="Standard">
      <style:text-properties officeooo:rsid="0004b6ff" officeooo:paragraph-rsid="0004b6ff"/>
    </style:style>
    <style:style style:name="T1" style:family="text">
      <style:text-properties officeooo:rsid="00031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<text:a xlink:type="simple" xlink:href="https://data.laregion.fr/explore/dataset/radars-en-occitanie/table/?dataChart=eyJxdWVyaWVzIjpbeyJjaGFydHMiOlt7InR5cGUiOiJsaW5lIiwiZnVuYyI6IkNPVU5UIiwic2NpZW50aWZpY0Rpc3BsYXkiOnRydWUsImNvbG9yIjoiI0JBMDIyQSJ9XSwieEF4aXMiOiJkZXBhcnRtZW50IiwibWF4cG9pbnRzIjoiIiwidGltZXNjYWxlIjpudWxsLCJzb3J0IjoiIiwiY29uZmlnIjp7ImRhdGFzZXQiOiJyYWRhcnMtZW4tb2NjaXRhbmllIiwib3B0aW9ucyI6e319fV0sImRpc3BsYXlMZWdlbmQiOnRydWUsImFsaWduTW9udGgiOnRydWUsInRpbWVzY2FsZSI6IiJ9" text:style-name="Internet_20_link" text:visited-style-name="Visited_20_Internet_20_Link">https://data.laregion.fr/explore/dataset/radars-en-occitanie/table/?dataChart=eyJxdWVyaWVzIjpbeyJjaGFydHMiOlt7InR5cGUiOiJsaW5lIiwiZnVuYyI6IkNPVU5UIiwic2NpZW50aWZpY0Rpc3BsYXkiOnRydWUsImNvbG9yIjoiI0JBMDIyQSJ9XSwieEF4aXMiOiJkZXBhcnRtZW50IiwibWF4cG9pbnRzIjoiIiwidGltZXNjYWxlIjpudWxsLCJzb3J0IjoiIiwiY29uZmlnIjp7ImRhdGFzZXQiOiJyYWRhcnMtZW4tb2NjaXRhbmllIiwib3B0aW9ucyI6e319fV0sImRpc3BsYXlMZWdlbmQiOnRydWUsImFsaWduTW9udGgiOnRydWUsInRpbWVzY2FsZSI6IiJ9</text:a></text:p>
      <text:p text:style-name="P1"/>
      <text:p text:style-name="P1">tuto indexedDB 1: <text:a xlink:type="simple" xlink:href="https://www.tutorialspoint.com/html5/html5_indexeddb.htm" text:style-name="Internet_20_link" text:visited-style-name="Visited_20_Internet_20_Link">https://www.tutorialspoint.com/html5/html5_indexeddb.htm</text:a></text:p>
      <text:p text:style-name="P1"/>
      <text:p text:style-name="P1">tuto indexedDB 2: <text:a xlink:type="simple" xlink:href="https://developer.mozilla.org/fr/docs/Web/API/API_IndexedDB/Using_IndexedDB" text:style-name="Internet_20_link" text:visited-style-name="Visited_20_Internet_20_Link">https://developer.mozilla.org/fr/docs/Web/API/API_IndexedDB/Using_IndexedDB</text:a></text:p>
      <text:p text:style-name="P1"/>
      <text:p text:style-name="P1"><text:span text:style-name="T1">tuto importer les éléments d’un fichier JSON: </text:span><text:a xlink:type="simple" xlink:href="https://www.scriptol.fr/javascript/indexedDB-JSON.php" text:style-name="Internet_20_link" text:visited-style-name="Visited_20_Internet_20_Link">https://www.scriptol.fr/javascript/indexedDB-JSON.php</text:a></text:p>
      <text:p text:style-name="P1"/>
      <text:p text:style-name="P3">mettre la map: <text:a xlink:type="simple" xlink:href="https://openlayers.org/en/latest/doc/quickstart.html" text:style-name="Internet_20_link" text:visited-style-name="Visited_20_Internet_20_Link">https://openlayers.org/en/latest/doc/quickstart.html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38:55.694000000</meta:creation-date>
    <meta:generator>LibreOffice/6.1.1.2$Windows_X86_64 LibreOffice_project/5d19a1bfa650b796764388cd8b33a5af1f5baa1b</meta:generator>
    <meta:editing-duration>PT1H44M49S</meta:editing-duration>
    <meta:editing-cycles>3</meta:editing-cycles>
    <dc:date>2019-03-19T15:23:44.093000000</dc:date>
    <meta:document-statistic meta:table-count="0" meta:image-count="0" meta:object-count="0" meta:page-count="1" meta:paragraph-count="5" meta:word-count="22" meta:character-count="781" meta:non-whitespace-character-count="764"/>
  </office:meta>
</office:document-meta>
</file>